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0EA51945F79.png" manifest:media-type="image/png"/>
  <manifest:file-entry manifest:full-path="Pictures/10001C89000003B8000003B84257EE1B.svg" manifest:media-type="image/svg+xml"/>
  <manifest:file-entry manifest:full-path="Pictures/10000001000000240000002442CB7E4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95cm" loext:decorative="false"/>
      <style:paragraph-properties style:writing-mode="lr-tb"/>
    </style:style>
    <style:style style:name="pr1" style:family="presentation" style:parent-style-name="標準-title">
      <style:graphic-properties fo:min-height="2.629cm" loext:decorative="false"/>
      <style:paragraph-properties style:writing-mode="lr-tb"/>
    </style:style>
    <style:style style:name="pr2" style:family="presentation" style:parent-style-name="標準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標準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right"/>
    </style:style>
    <style:style style:name="P5" style:family="paragraph">
      <loext:graphic-properties draw:fill="none" draw:fill-color="#ffffff"/>
      <style:paragraph-properties fo:text-align="righ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JP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bConf 2027が日本にやってくる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ただのUbuntuカジュアルユーザー</text:p>
            <text:p>おがさわらなるひこ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みなさんDebian使ってますか？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わたしはUbuntuユーザーなので</text:p>
              </text:list-item>
              <text:list-item>
                <text:p>間接的に使ってると言えるでしょう</text:p>
              </text:list-item>
              <text:list-item>
                <text:p>いまだとDockerコンテナがDebianベースって人も多いのではないかし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そんなあなたに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bianの国際年次カンファレンス</text:p>
              </text:list-item>
              <text:list-item>
                <text:p>DebConfが2027年日本にやってきます！</text:p>
              </text:list-item>
              <text:list-item>
                <text:p>DebCamp: 2027/08/29～2027/09/04</text:p>
              </text:list-item>
              <text:list-item>
                <text:p>DebConf: 2027/09/05～2027/09/12</text:p>
              </text:list-item>
              <text:list-item>
                <text:p><text:a xlink:href="https://wiki.debian.org/DebConf/27/Bids/Japan" xlink:type="simple">https://wiki.debian.org/DebConf/27/Bids/Japan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場所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旭川大雪クリスタルホール<text:line-break/>＆ミュージックホール</text:p>
              </text:list-item>
            </text:list>
          </draw:text-box>
        </draw:frame>
        <draw:frame draw:style-name="gr2" draw:text-style-name="P2" draw:layer="layout" svg:width="22.5cm" svg:height="8.774cm" svg:x="2cm" svg:y="6.629cm">
          <draw:image xlink:href="Pictures/1000000100000258000000EA51945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8末～9月の旭川はいいぞ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就航率99%の安心。旭川空港</text:p>
              </text:list-item>
              <text:list-item>
                <text:p>東京ほど暑くない！（たぶん</text:p>
              </text:list-item>
              <text:list-item>
                <text:p>ラーメン美味しいし！</text:p>
              </text:list-item>
              <text:list-item>
                <text:p>実兆のホルモン美味しいし！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難しい話はおいといて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5">
              <text:list-item>
                <text:p text:style-name="P3"><text:span text:style-name="T1">少なくとも</text:span><text:span text:style-name="T1">DebConf</text:span><text:span text:style-name="T1">の</text:span>2027/09/05～2027/09/12は開けとけ！</text:p>
              </text:list-item>
              <text:list-item>
                <text:p text:style-name="P3">Debian使ったことない？ じゃあWindows10に殺されたパソコンに今すぐ入れよう！</text:p>
                <text:list>
                  <text:list-item>
                    <text:p>まあ俺はUbuntuなんですが</text:p>
                  </text:list-item>
                </text:list>
              </text:list-item>
              <text:list-item>
                <text:p>スタッフも大募集！声かけてね</text:p>
              </text:list-item>
              <text:list-item>
                <text:p>よろしくお願いします！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えにうぇい（ところで）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わたくしは今日小江戸らぐという仮想空間から<text:line-break/>きました</text:p>
              </text:list-item>
              <text:list-item>
                <text:p>らぐ＝Linux Users Group</text:p>
              </text:list-item>
              <text:list-item>
                <text:p>小江戸らぐは国内古参LUGの一つ</text:p>
              </text:list-item>
              <text:list-item>
                <text:p>今はZulipでお話してるので<text:line-break/>よかったら参加してね！</text:p>
              </text:list-item>
              <text:list-item>
                <text:p>後で話があるけど<text:line-break/>4/4も開けといてね！</text:p>
              </text:list-item>
            </text:list>
          </draw:text-box>
        </draw:frame>
        <draw:frame draw:style-name="gr2" draw:text-style-name="P2" draw:layer="layout" svg:width="8cm" svg:height="8cm" svg:x="19.5cm" svg:y="6cm">
          <draw:image xlink:href="Pictures/10001C89000003B8000003B84257EE1B.svg" xlink:type="simple" xlink:show="embed" xlink:actuate="onLoad" loext:mime-type="image/svg+xml">
            <text:p/>
          </draw:image>
          <draw:image xlink:href="Pictures/10000001000000240000002442CB7E43.png" xlink:type="simple" xlink:show="embed" xlink:actuate="onLoad" loext:mime-type="image/png"/>
          <loext:qrcode office:string-value="https://koedolug.zulipchat.com/join/pkn7gj4jtppwsxy7f63fvnj4/" loext:qrcode-errorcorrection="low" loext:qrcode-border="1" loext:qrcode-type="0"/>
        </draw:frame>
        <draw:frame draw:style-name="gr3" draw:text-style-name="P5" draw:layer="layout" svg:width="12.882cm" svg:height="1.845cm" svg:x="15.118cm" svg:y="13.905cm">
          <draw:text-box>
            <text:p text:style-name="P4">https://koedolug.zulipchat.com/join/pkn7gj4jtppwsxy7f63fvnj4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6-03-25T20:30:06.898089000</meta:creation-date>
    <dc:date>2026-03-25T21:37:53.249216100</dc:date>
    <meta:editing-duration>PT44M14S</meta:editing-duration>
    <meta:editing-cycles>3</meta:editing-cycles>
    <meta:generator>LibreOffice/26.2.0.3$Windows_X86_64 LibreOffice_project/620$Build-3</meta:generator>
    <meta:document-statistic meta:object-count="52"/>
  </office:meta>
</office:document-meta>
</file>